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4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7.498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9.119cm"/>
    </style:style>
    <style:style style:name="co6" style:family="table-column">
      <style:table-column-properties fo:break-before="auto" style:column-width="5.3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lor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Diffuse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pecular</text:p>
          </table:table-cell>
          <table:table-cell table:style-name="ce1" office:value-type="string" calcext:value-type="string">
            <text:p>Colou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Elm1, Elm 2</text:p>
          </table:table-cell>
          <table:table-cell office:value-type="string" calcext:value-type="string">
            <text:p>Dark 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f7fea0-9b64-4b64-a827-c4a3c9c0d34a </text:p>
          </table:table-cell>
          <table:table-cell office:value-type="string" calcext:value-type="string">
            <text:p>b0453bb3-57e4-4f5a-8e4e-07ac7e5b3e4f</text:p>
          </table:table-cell>
          <table:table-cell office:value-type="string" calcext:value-type="string">
            <text:p>9795e84c-1920-4ba0-af56-231519cb5f2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988a46d-1849-4bbe-ba2a-ba4d2fbfcc9b</text:p>
          </table:table-cell>
          <table:table-cell office:value-type="string" calcext:value-type="string">
            <text:p>5f3e2763-2a07-4b52-a172-e7bfd031657f</text:p>
          </table:table-cell>
          <table:table-cell office:value-type="string" calcext:value-type="string">
            <text:p>bb0b5f41-c8d3-427a-98b4-6e924587318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ring 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3ff4eb4-5ac1-4928-a84b-9f6940530039</text:p>
          </table:table-cell>
          <table:table-cell office:value-type="string" calcext:value-type="string">
            <text:p>b0453bb3-57e4-4f5a-8e4e-07ac7e5b3e4f</text:p>
          </table:table-cell>
          <table:table-cell office:value-type="string" calcext:value-type="string">
            <text:p>9795e84c-1920-4ba0-af56-231519cb5f2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mmer 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42dc43-047a-491c-a9a4-acc6a028c39c</text:p>
          </table:table-cell>
          <table:table-cell office:value-type="string" calcext:value-type="string">
            <text:p>b0453bb3-57e4-4f5a-8e4e-07ac7e5b3e4f</text:p>
          </table:table-cell>
          <table:table-cell office:value-type="string" calcext:value-type="string">
            <text:p>9795e84c-1920-4ba0-af56-231519cb5f2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b65744-abca-453e-811c-5552eeb6d8ab</text:p>
          </table:table-cell>
          <table:table-cell office:value-type="string" calcext:value-type="string">
            <text:p>b0453bb3-57e4-4f5a-8e4e-07ac7e5b3e4f</text:p>
          </table:table-cell>
          <table:table-cell office:value-type="string" calcext:value-type="string">
            <text:p>9795e84c-1920-4ba0-af56-231519cb5f2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ab67ea-3b5b-4758-acdb-deef44057b60</text:p>
          </table:table-cell>
          <table:table-cell office:value-type="string" calcext:value-type="string">
            <text:p>b0453bb3-57e4-4f5a-8e4e-07ac7e5b3e4f</text:p>
          </table:table-cell>
          <table:table-cell office:value-type="string" calcext:value-type="string">
            <text:p>9795e84c-1920-4ba0-af56-231519cb5f2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772c23-8bca-4161-83e7-4acfbfa59afc</text:p>
          </table:table-cell>
          <table:table-cell office:value-type="string" calcext:value-type="string">
            <text:p>b0453bb3-57e4-4f5a-8e4e-07ac7e5b3e4f</text:p>
          </table:table-cell>
          <table:table-cell office:value-type="string" calcext:value-type="string">
            <text:p>9795e84c-1920-4ba0-af56-231519cb5f2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d9881e-a068-421f-afa7-9cecd2ff67b6</text:p>
          </table:table-cell>
          <table:table-cell office:value-type="string" calcext:value-type="string">
            <text:p>4e687cbd-e952-47bc-acfa-4d4ec088639a</text:p>
          </table:table-cell>
          <table:table-cell office:value-type="string" calcext:value-type="string">
            <text:p>0aa02c06-1a1f-497a-a504-d2b728f1d7b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7fc97b1-b6b4-42d4-9758-b45d468169c0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9614c057-9b69-4936-a1d4-e73b3f8ff5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fc4c9d-e797-4c25-85e1-1fae2e7e8a1f</text:p>
          </table:table-cell>
          <table:table-cell office:value-type="string" calcext:value-type="string">
            <text:p>44bcf9b9-fcfc-45da-a264-36ca8bab88f1</text:p>
          </table:table-cell>
          <table:table-cell office:value-type="string" calcext:value-type="string">
            <text:p>af8c3142-fafe-40f7-831a-f52ff187eb6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988a46d-1849-4bbe-ba2a-ba4d2fbfcc9b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bb0b5f41-c8d3-427a-98b4-6e924587318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ple 1,2,3</text:p>
          </table:table-cell>
          <table:table-cell office:value-type="string" calcext:value-type="string">
            <text:p>Green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bfbed9-fa1d-475b-89a5-21918417335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ce9b399-f4d7-4350-ad9e-49dfc7218b17</text:p>
          </table:table-cell>
          <table:table-cell office:value-type="string" calcext:value-type="string">
            <text:p>95eb06fe-c23e-458c-b15c-8637c025c274</text:p>
          </table:table-cell>
          <table:table-cell office:value-type="string" calcext:value-type="string">
            <text:p>54a83c5f-649e-4102-9cf9-f645fce1270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een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216bca-a071-44f0-a138-db863c4e19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een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6a17fd-8ba7-4e2a-8700-58021681b5c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e33f19-36a7-4e36-b8af-46382bd99fd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bb9dfd-0d79-4283-87b6-a82d4320264a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a0f305-432e-4cef-b1c4-0dd1ed365f9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325fb6-a2e5-4079-a194-208f827ce48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c8d2fd4-70e5-4e0c-9e79-219c3c8f74b2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dd3046-e03f-4b42-9d73-53a7215f3d7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ce9b399-f4d7-4350-ad9e-49dfc7218b17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llow</text:p>
          </table:table-cell>
          <table:table-cell office:value-type="string" calcext:value-type="string">
            <text:p>Green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b2bd2c-e5ef-422c-85ce-b78b3bacdb00</text:p>
          </table:table-cell>
          <table:table-cell office:value-type="string" calcext:value-type="string">
            <text:p>8880afbf-17df-4d44-a0c9-1b0b45b4b0dd</text:p>
          </table:table-cell>
          <table:table-cell office:value-type="string" calcext:value-type="string">
            <text:p>a3dafd21-0768-42a2-b97c-5619d1669d8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f1ed471-fe91-4206-9241-d92bfb3aa287</text:p>
          </table:table-cell>
          <table:table-cell office:value-type="string" calcext:value-type="string">
            <text:p>7ea0f8e0-a908-46c8-b565-4ffe4ceed2ed</text:p>
          </table:table-cell>
          <table:table-cell office:value-type="string" calcext:value-type="string">
            <text:p>f79acae9-51e2-4c1f-aa70-0fedf29c92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een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f5e807-a2f3-4412-93dc-4d6f93a3b2ad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een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fc27d7-887f-41bd-9014-20a1c6b94ca3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e5fa8f-5519-4939-95f2-786cba46c732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bc62ee1-194d-4fa5-9284-90d9f3f7e85e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b47d5e-46a5-4275-81e4-688a666a2d05 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90d3ae-7f27-4d63-a2e7-cad6eedc4f9b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f16400-75d7-4af9-94a3-b3fc9417518c </text:p>
          </table:table-cell>
          <table:table-cell table:number-columns-repeated="2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itt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ne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fba44b-4fae-483c-bd9c-539f464628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now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9938d46-77bd-4965-ac4c-0e05ab0c87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3b6c8-1614-40a0-8145-f80c6c7a33b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ld bush</text:p>
          </table:table-cell>
          <table:table-cell office:value-type="string" calcext:value-type="string">
            <text:p>Green 1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0eb5454d-0e4e-4911-989c-6b50b5ffd4ec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2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620b409d-eaec-41eb-930d-b4ec0b5aff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3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31571478-d993-47ff-b547-a1e27dd2bf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4ceee204-21ed-4200-b191-c8481bc5a75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a2018fc7-5ef9-444a-aca8-a81920885dcd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d3435cff-f965-4c0c-8cd7-3c8e8454c2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ter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18533c0b-6977-404c-97cb-7b6aacf37e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bab29784-e3b8-4a88-bcff-dc78e22dfce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ple bush</text:p>
          </table:table-cell>
          <table:table-cell office:value-type="string" calcext:value-type="string">
            <text:p>Green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6c2728-9753-4af7-b1ad-64232ac1a89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5e4fa5b-d895-4956-bdb9-91514d3498a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t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3550d98-2cf8-4f7a-bc4e-df16b1cffce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t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c488d16-a1b9-4a8a-9f75-ab45a6c81e3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t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7e5fa8f-5519-4939-95f2-786cba46c7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t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9aa0659f-10f9-4c0f-a050-37dd714a7ff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t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773648a9-19d2-430d-ab09-c83b36e533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t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8e96c9e-4319-4a49-b452-b26ceb1e10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t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faa7707-1e8b-4baa-812f-b1beedff8e2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dow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672a505-a080-43f3-b7c4-7c70b043a5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bc4edbae-30f9-45a0-9653-941f88942bd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411dbeb3-57d5-49c8-b0ea-61c0bea54d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a9defdc8-9df1-4b23-84e3-4bc351c8e7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1236c7f9-ad61-4703-afe0-395b4eb73c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ying</text:p>
          </table:table-cell>
          <table:table-cell/>
          <table:table-cell office:value-type="string" calcext:value-type="string">
            <text:p>b2a1f169-8348-4f5a-8ae3-818bf61f845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9d6bb59d-61d7-45b0-8144-324d46fbbc8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33ed6b6b-0a6b-48b4-a8bf-28ee6d9ea6c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70f5eaa-37bd-4fcc-bf77-229e52ffdb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utumnal</text:p>
          </table:table-cell>
          <table:table-cell/>
          <table:table-cell office:value-type="string" calcext:value-type="string">
            <text:p>f56eed13-ba70-43b4-9b67-a863e2a1e5f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nowy</text:p>
          </table:table-cell>
          <table:table-cell/>
          <table:table-cell office:value-type="string" calcext:value-type="string">
            <text:p>5917da15-b539-4f75-9e33-fcb324ad965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08609240-3f2c-4209-b753-924893e9802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d9a10b24-13ea-442b-8c77-b5911b67c3f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694d51ad-eab8-4dee-838d-469fe23d9b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c7a93445-934e-43b9-bc25-a82d5da4854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05a8a0a5-26b3-4047-93c0-9760227f5280</text:p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4:17:03.2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14:43:51.394000000</meta:creation-date>
    <dc:date>2021-03-16T16:59:54.703000000</dc:date>
    <meta:editing-duration>PT8H22M54S</meta:editing-duration>
    <meta:editing-cycles>13</meta:editing-cycles>
    <meta:generator>LibreOffice/7.1.1.2$Windows_X86_64 LibreOffice_project/fe0b08f4af1bacafe4c7ecc87ce55bb426164676</meta:generator>
    <meta:document-statistic meta:table-count="1" meta:cell-count="321" meta:object-count="0"/>
  </office:meta>
</office:document-meta>
</file>